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771in" fo:margin-left="0.025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438in"/>
    </style:style>
    <style:style style:name="Table1.C" style:family="table-column">
      <style:table-column-properties style:column-width="1.333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E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style:min-row-height="0.8083in" fo:keep-together="auto"/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0.425in" fo:keep-together="auto"/>
    </style:style>
    <style:style style:name="Table1.7" style:family="table-row">
      <style:table-row-properties style:min-row-height="0.7125in" fo:keep-together="auto"/>
    </style:style>
    <style:style style:name="Table1.8" style:family="table-row">
      <style:table-row-properties style:min-row-height="0.5208in" fo:keep-together="auto"/>
    </style:style>
    <style:style style:name="Table1.10" style:family="table-row">
      <style:table-row-properties style:min-row-height="0.9042in" fo:keep-together="auto"/>
    </style:style>
    <style:style style:name="Table1.11" style:family="table-row">
      <style:table-row-properties style:min-row-height="0.4521in" fo:keep-together="auto"/>
    </style:style>
    <style:style style:name="Table1.12" style:family="table-row">
      <style:table-row-properties style:min-row-height="1.0958in" fo:keep-together="auto"/>
    </style:style>
    <style:style style:name="Table1.15" style:family="table-row">
      <style:table-row-properties style:min-row-height="0.5479in" fo:keep-together="auto"/>
    </style:style>
    <style:style style:name="Table1.17" style:family="table-row">
      <style:table-row-properties style:min-row-height="0.6028in" fo:keep-together="auto"/>
    </style:style>
    <style:style style:name="Table1.19" style:family="table-row">
      <style:table-row-properties style:min-row-height="0.3014in" fo:keep-together="auto"/>
    </style:style>
    <style:style style:name="Table1.20" style:family="table-row">
      <style:table-row-properties style:min-row-height="0.7764in" fo:keep-together="auto"/>
    </style:style>
    <style:style style:name="Table1.C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1" style:family="table-row">
      <style:table-row-properties style:min-row-height="0.3882in" fo:keep-together="auto"/>
    </style:style>
    <style:style style:name="Table1.C2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A27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7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E27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0.75pt solid #009353" style:writing-mode="page">
        <style:background-image/>
      </style:table-cell-properties>
    </style:style>
    <style:style style:name="Table2.C1" style:family="table-cell">
      <style:table-cell-properties fo:background-color="#009353" fo:padding="0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A6" style:family="table-cell">
      <style:table-cell-properties style:writing-mode="page"/>
    </style:style>
    <style:style style:name="Table2.B6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2.C7" style:family="table-cell">
      <style:table-cell-properties style:writing-mode="page"/>
    </style:style>
    <style:style style:name="Table2.A8" style:family="table-cell">
      <style:table-cell-properties style:writing-mode="page"/>
    </style:style>
    <style:style style:name="Table2.B8" style:family="table-cell">
      <style:table-cell-properties style:writing-mode="page"/>
    </style:style>
    <style:style style:name="Table2.C8" style:family="table-cell">
      <style:table-cell-properties style:writing-mode="page"/>
    </style:style>
    <style:style style:name="Table2.A9" style:family="table-cell">
      <style:table-cell-properties style:writing-mode="page"/>
    </style:style>
    <style:style style:name="Table2.B9" style:family="table-cell">
      <style:table-cell-properties style:writing-mode="page"/>
    </style:style>
    <style:style style:name="Table2.C9" style:family="table-cell">
      <style:table-cell-properties style:writing-mode="page"/>
    </style:style>
    <style:style style:name="Table2.A10" style:family="table-cell">
      <style:table-cell-properties style:writing-mode="page"/>
    </style:style>
    <style:style style:name="Table2.B10" style:family="table-cell">
      <style:table-cell-properties style:writing-mode="page"/>
    </style:style>
    <style:style style:name="Table2.C10" style:family="table-cell">
      <style:table-cell-properties style:writing-mode="page"/>
    </style:style>
    <style:style style:name="Table2.A11" style:family="table-cell">
      <style:table-cell-properties style:writing-mode="page"/>
    </style:style>
    <style:style style:name="Table2.B11" style:family="table-cell">
      <style:table-cell-properties style:writing-mode="page"/>
    </style:style>
    <style:style style:name="Table2.C11" style:family="table-cell">
      <style:table-cell-properties style:writing-mode="page"/>
    </style:style>
    <style:style style:name="Table2.A12" style:family="table-cell">
      <style:table-cell-properties style:writing-mode="page"/>
    </style:style>
    <style:style style:name="Table2.B12" style:family="table-cell">
      <style:table-cell-properties style:writing-mode="page"/>
    </style:style>
    <style:style style:name="Table2.C12" style:family="table-cell">
      <style:table-cell-properties style:writing-mode="page"/>
    </style:style>
    <style:style style:name="Table2.A13" style:family="table-cell">
      <style:table-cell-properties style:writing-mode="page"/>
    </style:style>
    <style:style style:name="Table2.B13" style:family="table-cell">
      <style:table-cell-properties style:writing-mode="page"/>
    </style:style>
    <style:style style:name="Table2.C13" style:family="table-cell">
      <style:table-cell-properties style:writing-mode="page"/>
    </style:style>
    <style:style style:name="Table2.A14" style:family="table-cell">
      <style:table-cell-properties style:writing-mode="page"/>
    </style:style>
    <style:style style:name="Table2.B14" style:family="table-cell">
      <style:table-cell-properties style:writing-mode="page"/>
    </style:style>
    <style:style style:name="Table2.C14" style:family="table-cell">
      <style:table-cell-properties style:writing-mode="page"/>
    </style:style>
    <style:style style:name="Table2.A15" style:family="table-cell">
      <style:table-cell-properties style:writing-mode="page"/>
    </style:style>
    <style:style style:name="Table2.B15" style:family="table-cell">
      <style:table-cell-properties style:writing-mode="page"/>
    </style:style>
    <style:style style:name="Table2.C15" style:family="table-cell">
      <style:table-cell-properties style:writing-mode="page"/>
    </style:style>
    <style:style style:name="Table2.A16" style:family="table-cell">
      <style:table-cell-properties style:writing-mode="page"/>
    </style:style>
    <style:style style:name="Table2.B16" style:family="table-cell">
      <style:table-cell-properties style:writing-mode="page"/>
    </style:style>
    <style:style style:name="Table2.C16" style:family="table-cell">
      <style:table-cell-properties style:writing-mode="page"/>
    </style:style>
    <style:style style:name="Table2.A17" style:family="table-cell">
      <style:table-cell-properties style:writing-mode="page"/>
    </style:style>
    <style:style style:name="Table2.B17" style:family="table-cell">
      <style:table-cell-properties style:writing-mode="page"/>
    </style:style>
    <style:style style:name="Table2.C17" style:family="table-cell">
      <style:table-cell-properties style:writing-mode="page"/>
    </style:style>
    <style:style style:name="Table2.A18" style:family="table-cell">
      <style:table-cell-properties style:writing-mode="page"/>
    </style:style>
    <style:style style:name="Table2.B18" style:family="table-cell">
      <style:table-cell-properties style:writing-mode="page"/>
    </style:style>
    <style:style style:name="Table2.C18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B" style:family="table-column">
      <style:table-column-properties style:column-width="2.2313in" style:rel-column-width="21844*"/>
    </style:style>
    <style:style style:name="Table4.C" style:family="table-column">
      <style:table-column-properties style:column-width="2.2313in" style:rel-column-width="21846*"/>
    </style:style>
    <style:style style:name="Table4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aba33"/>
    </style:style>
    <style:style style:name="P3" style:family="paragraph" style:parent-style-name="Table_20_Contents">
      <style:paragraph-properties fo:text-align="center" style:justify-single-word="false"/>
      <style:text-properties officeooo:paragraph-rsid="000c30eb"/>
    </style:style>
    <style:style style:name="P4" style:family="paragraph" style:parent-style-name="Table_20_Contents">
      <style:paragraph-properties fo:text-align="center" style:justify-single-word="false"/>
      <style:text-properties officeooo:paragraph-rsid="000de269"/>
    </style:style>
    <style:style style:name="P5" style:family="paragraph" style:parent-style-name="Table_20_Contents">
      <style:paragraph-properties fo:text-align="center" style:justify-single-word="false"/>
      <style:text-properties officeooo:paragraph-rsid="001aef67"/>
    </style:style>
    <style:style style:name="P6" style:family="paragraph" style:parent-style-name="Table_20_Contents">
      <style:paragraph-properties fo:text-align="center" style:justify-single-word="false"/>
      <style:text-properties officeooo:rsid="000aba33"/>
    </style:style>
    <style:style style:name="P7" style:family="paragraph" style:parent-style-name="Table_20_Contents">
      <style:paragraph-properties fo:text-align="center" style:justify-single-word="false"/>
      <style:text-properties officeooo:rsid="000aba33" officeooo:paragraph-rsid="000aba33"/>
    </style:style>
    <style:style style:name="P8" style:family="paragraph" style:parent-style-name="Table_20_Contents">
      <style:paragraph-properties fo:text-align="center" style:justify-single-word="false"/>
      <style:text-properties officeooo:rsid="000c30eb" officeooo:paragraph-rsid="000c30eb"/>
    </style:style>
    <style:style style:name="P9" style:family="paragraph" style:parent-style-name="Table_20_Contents">
      <style:paragraph-properties fo:text-align="center" style:justify-single-word="false"/>
      <style:text-properties officeooo:rsid="000de269" officeooo:paragraph-rsid="000de269"/>
    </style:style>
    <style:style style:name="P10" style:family="paragraph" style:parent-style-name="Table_20_Contents">
      <style:paragraph-properties fo:text-align="center" style:justify-single-word="false"/>
      <style:text-properties officeooo:rsid="000de269" officeooo:paragraph-rsid="000def3e"/>
    </style:style>
    <style:style style:name="P11" style:family="paragraph" style:parent-style-name="Table_20_Contents">
      <style:paragraph-properties fo:text-align="center" style:justify-single-word="false"/>
      <style:text-properties officeooo:rsid="000def3e" officeooo:paragraph-rsid="000def3e"/>
    </style:style>
    <style:style style:name="P12" style:family="paragraph" style:parent-style-name="Table_20_Contents">
      <style:paragraph-properties fo:text-align="center" style:justify-single-word="false"/>
      <style:text-properties officeooo:rsid="000f9d66" officeooo:paragraph-rsid="000f9d6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f9d66" officeooo:paragraph-rsid="000f9d6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3a70f"/>
    </style:style>
    <style:style style:name="P15" style:family="paragraph" style:parent-style-name="Table_20_Contents">
      <style:paragraph-properties fo:text-align="center" style:justify-single-word="false"/>
      <style:text-properties officeooo:rsid="0013a70f" officeooo:paragraph-rsid="0013a70f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07ee7" officeooo:paragraph-rsid="00007e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aba33" officeooo:paragraph-rsid="000aba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rsid="000aba33" officeooo:paragraph-rsid="000aba33"/>
    </style:style>
    <style:style style:name="P19" style:family="paragraph" style:parent-style-name="Standard">
      <style:paragraph-properties fo:text-align="center" style:justify-single-word="false"/>
      <style:text-properties officeooo:rsid="000de269" officeooo:paragraph-rsid="000de269"/>
    </style:style>
    <style:style style:name="P20" style:family="paragraph" style:parent-style-name="Standard">
      <style:paragraph-properties fo:text-align="start" style:justify-single-word="false"/>
      <style:text-properties officeooo:rsid="000de269" officeooo:paragraph-rsid="000de269"/>
    </style:style>
    <style:style style:name="P21" style:family="paragraph" style:parent-style-name="Standard">
      <style:paragraph-properties fo:text-align="start" style:justify-single-word="false"/>
      <style:text-properties officeooo:rsid="000f9d66" officeooo:paragraph-rsid="000f9d66"/>
    </style:style>
    <style:style style:name="P22" style:family="paragraph" style:parent-style-name="Standard">
      <style:paragraph-properties fo:text-align="start" style:justify-single-word="false"/>
      <style:text-properties officeooo:paragraph-rsid="000f9d66"/>
    </style:style>
    <style:style style:name="P23" style:family="paragraph" style:parent-style-name="Standard">
      <style:paragraph-properties fo:text-align="center" style:justify-single-word="false"/>
      <style:text-properties officeooo:rsid="0013a70f" officeooo:paragraph-rsid="0013a70f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f9d66" officeooo:paragraph-rsid="000f9d6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4a684" officeooo:paragraph-rsid="000f9d6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967e3" officeooo:paragraph-rsid="001aef6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f9d66" officeooo:paragraph-rsid="000f9d66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rsid="001967e3" officeooo:paragraph-rsid="001967e3"/>
    </style:style>
    <style:style style:name="P29" style:family="paragraph" style:parent-style-name="Standard">
      <style:paragraph-properties fo:text-align="start" style:justify-single-word="false"/>
      <style:text-properties officeooo:rsid="001967e3" officeooo:paragraph-rsid="001967e3"/>
    </style:style>
    <style:style style:name="P30" style:family="paragraph" style:parent-style-name="Standard">
      <style:paragraph-properties fo:text-align="start" style:justify-single-word="false"/>
      <style:text-properties fo:font-size="14pt" officeooo:rsid="000aba33" officeooo:paragraph-rsid="000aba33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0de269" officeooo:paragraph-rsid="000de269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c00fd" officeooo:paragraph-rsid="001c00f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967e3" officeooo:paragraph-rsid="001967e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3a70f" officeooo:paragraph-rsid="0013a70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paragraph-rsid="000f9d66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aba33" officeooo:paragraph-rsid="000aba3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f9d66" officeooo:paragraph-rsid="000f9d66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4a684" officeooo:paragraph-rsid="000f9d6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c00fd" officeooo:paragraph-rsid="001c00f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c00fd" officeooo:paragraph-rsid="001c00f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1967e3" officeooo:paragraph-rsid="001aef67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1aef67" officeooo:paragraph-rsid="001aef6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7ee7" officeooo:paragraph-rsid="00007e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7ee7" officeooo:paragraph-rsid="000298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7ee7" officeooo:paragraph-rsid="0002b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989d" officeooo:paragraph-rsid="000298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b2df" officeooo:paragraph-rsid="0002b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44027" officeooo:paragraph-rsid="000440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44027" officeooo:paragraph-rsid="00056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8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6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6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674e" officeooo:paragraph-rsid="00056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674e" officeooo:paragraph-rsid="001d8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1f86" officeooo:paragraph-rsid="00071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1f86" officeooo:paragraph-rsid="001d8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5245" officeooo:paragraph-rsid="00075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5245" officeooo:paragraph-rsid="0007da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e667" officeooo:paragraph-rsid="0008e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bf9" officeooo:paragraph-rsid="00087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e667" officeooo:paragraph-rsid="0008e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2989d" officeooo:paragraph-rsid="000298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ext_20_body">
      <style:text-properties style:font-name="sans-serif" fo:font-size="15pt"/>
    </style:style>
    <style:style style:name="T1" style:family="text">
      <style:text-properties officeooo:rsid="00007ee7"/>
    </style:style>
    <style:style style:name="T2" style:family="text">
      <style:text-properties officeooo:rsid="0002989d"/>
    </style:style>
    <style:style style:name="T3" style:family="text">
      <style:text-properties officeooo:rsid="0002b2df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7e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0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05674e"/>
    </style:style>
    <style:style style:name="T10" style:family="text">
      <style:text-properties officeooo:rsid="00071f86"/>
    </style:style>
    <style:style style:name="T11" style:family="text">
      <style:text-properties officeooo:rsid="000aba33"/>
    </style:style>
    <style:style style:name="T12" style:family="text">
      <style:text-properties officeooo:rsid="000c30eb"/>
    </style:style>
    <style:style style:name="T13" style:family="text">
      <style:text-properties officeooo:rsid="000de26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de269" style:font-weight-asian="bold" style:font-weight-complex="bold"/>
    </style:style>
    <style:style style:name="T16" style:family="text">
      <style:text-properties fo:font-weight="bold" officeooo:rsid="000f9d66" style:font-weight-asian="bold" style:font-weight-complex="bold"/>
    </style:style>
    <style:style style:name="T17" style:family="text">
      <style:text-properties fo:font-weight="bold" officeooo:rsid="001123f2" style:font-weight-asian="bold" style:font-weight-complex="bold"/>
    </style:style>
    <style:style style:name="T18" style:family="text">
      <style:text-properties officeooo:rsid="000def3e"/>
    </style:style>
    <style:style style:name="T19" style:family="text">
      <style:text-properties officeooo:rsid="000f9d6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f9d66" style:font-weight-asian="normal" style:font-weight-complex="normal"/>
    </style:style>
    <style:style style:name="T22" style:family="text">
      <style:text-properties officeooo:rsid="001123f2"/>
    </style:style>
    <style:style style:name="T23" style:family="text">
      <style:text-properties officeooo:rsid="0011310d"/>
    </style:style>
    <style:style style:name="T24" style:family="text">
      <style:text-properties officeooo:rsid="001c00fd"/>
    </style:style>
    <style:style style:name="T25" style:family="text">
      <style:text-properties officeooo:rsid="0014a684"/>
    </style:style>
    <style:style style:name="T26" style:family="text">
      <style:text-properties officeooo:rsid="001d80f4"/>
    </style:style>
    <style:style style:name="T27" style:family="text">
      <style:text-properties officeooo:rsid="00044027"/>
    </style:style>
    <style:style style:name="T28" style:family="text">
      <style:text-properties officeooo:rsid="001ddcc0"/>
    </style:style>
    <style:style style:name="T29" style:family="text">
      <style:text-properties officeooo:rsid="001f8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4">3. Documento de Acuerdo del proyecto</text:p>
      <text:p text:style-name="P36"><text:span text:style-name="T24">3.1 </text:span>Historias de usuario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1.1">
          <table:table-cell table:style-name="Table1.A1" office:value-type="string">
            <text:p text:style-name="P16">ID</text:p>
          </table:table-cell>
          <table:table-cell table:style-name="Table1.B1" office:value-type="string">
            <text:p text:style-name="P16">HISTORIA USUARIO</text:p>
          </table:table-cell>
          <table:table-cell table:style-name="Table1.B1" office:value-type="string">
            <text:p text:style-name="P16">CRITERIOS DE ACEPTACIÓN</text:p>
          </table:table-cell>
          <table:table-cell table:style-name="Table1.B1" office:value-type="string">
            <text:p text:style-name="P16">FLUJO ALTERNATIVO</text:p>
          </table:table-cell>
          <table:table-cell table:style-name="Table1.E1" office:value-type="string">
            <text:p text:style-name="P16">PRIORIDAD</text:p>
          </table:table-cell>
        </table:table-row>
        <table:table-row table:style-name="Table1.2">
          <table:table-cell table:style-name="Table1.A2" table:number-rows-spanned="2" office:value-type="string">
            <text:p text:style-name="P44">HU1</text:p>
          </table:table-cell>
          <table:table-cell table:style-name="Table1.B2" table:number-rows-spanned="2" office:value-type="float" office:value="0">
            <text:p text:style-name="P44">Los usuarios anónimos deben poder registrarse.</text:p>
          </table:table-cell>
          <table:table-cell table:style-name="Table1.B2" office:value-type="float" office:value="0">
            <text:p text:style-name="P44">Al ingresar en el sitio web, podremos ver la página principal y en ella aparecerá la opción de registro.</text:p>
          </table:table-cell>
          <table:table-cell table:style-name="Table1.B2" table:number-rows-spanned="2" office:value-type="float" office:value="0">
            <text:p text:style-name="P47">En caso de que el usuario ya exista,se mostrará un mensaje de error informando de que se debe elegir otro username.</text:p>
          </table:table-cell>
          <table:table-cell table:style-name="Table1.E2" table:number-rows-spanned="2" office:value-type="float" office:value="0">
            <text:p text:style-name="P47">Alta</text:p>
          </table:table-cell>
        </table:table-row>
        <table:table-row table:style-name="Table1.2">
          <table:covered-table-cell/>
          <table:covered-table-cell/>
          <table:table-cell table:style-name="Table1.B3" office:value-type="float" office:value="0">
            <text:p text:style-name="P44">Al pulsar el botón de registrarse, accederemos a un formulario de registro.</text:p>
          </table:table-cell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47">HU2</text:p>
          </table:table-cell>
          <table:table-cell table:style-name="Table1.B2" table:number-rows-spanned="3" office:value-type="float" office:value="0">
            <text:p text:style-name="P47">Los usuarios anónimos deben de poder crear una ficha de personaje que no será almacenada en bdd-</text:p>
          </table:table-cell>
          <table:table-cell table:style-name="Table1.B2" office:value-type="float" office:value="0">
            <text:p text:style-name="P45">Al ingresar en el sitio web, podremos ver la página principal y en ella aparecerá la opción de <text:span text:style-name="T2">crear personaje como invitado.</text:span></text:p>
          </table:table-cell>
          <table:table-cell table:style-name="Table1.B2" table:number-rows-spanned="3" office:value-type="float" office:value="0">
            <text:p text:style-name="P48">En caso de que el usuario no desee registrarse, se le mostrará el personaje creado.</text:p>
          </table:table-cell>
          <table:table-cell table:style-name="Table1.E2" table:number-rows-spanned="3" office:value-type="float" office:value="0">
            <text:p text:style-name="P48">Baja</text:p>
          </table:table-cell>
        </table:table-row>
        <table:table-row table:style-name="Table1.5">
          <table:covered-table-cell/>
          <table:covered-table-cell/>
          <table:table-cell table:style-name="Table1.B3" office:value-type="float" office:value="0">
            <text:p text:style-name="P47">Al pulsar el botón accederemos a la página de creación de personaje.</text:p>
          </table:table-cell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B2" office:value-type="float" office:value="0">
            <text:p text:style-name="P48">Cuando el personaje sea creado se le dará la opción al invitado a registrarse accediendo a la HU1.</text:p>
          </table:table-cell>
          <table:covered-table-cell/>
          <table:covered-table-cell/>
        </table:table-row>
        <table:table-row table:style-name="Table1.7">
          <table:table-cell table:style-name="Table1.A3" table:number-rows-spanned="3" office:value-type="string">
            <text:p text:style-name="P48">HU3</text:p>
          </table:table-cell>
          <table:table-cell table:style-name="Table1.B3" table:number-rows-spanned="3" office:value-type="float" office:value="0">
            <text:p text:style-name="P48">Los usuarios registrados deben de poder hacer login.</text:p>
          </table:table-cell>
          <table:table-cell table:style-name="Table1.B3" office:value-type="float" office:value="0">
            <text:p text:style-name="P46">Al ingresar en el sitio web, podremos ver la página principal y en ella aparecerá la opción de <text:span text:style-name="T3">hacer login.</text:span></text:p>
          </table:table-cell>
          <table:table-cell table:style-name="Table1.B3" table:number-rows-spanned="3" office:value-type="float" office:value="0">
            <text:p text:style-name="P48">En caso de que el login no sea correcto, se mostrará un mensaje de error al usuario y se quedará en la pantalla de login.</text:p>
          </table:table-cell>
          <table:table-cell table:style-name="Table1.E3" table:number-rows-spanned="3" office:value-type="float" office:value="0">
            <text:p text:style-name="P48">Alta</text:p>
          </table:table-cell>
        </table:table-row>
        <table:table-row table:style-name="Table1.8">
          <table:covered-table-cell/>
          <table:covered-table-cell/>
          <table:table-cell table:style-name="Table1.B2" office:value-type="float" office:value="0">
            <text:p text:style-name="P46">Al pulsar el botón de <text:span text:style-name="T3">login</text:span>, accederemos a un formulario de <text:span text:style-name="T3">acceso</text:span>.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table-cell table:style-name="Table1.B3" office:value-type="float" office:value="0">
            <text:p text:style-name="P48">Si el login es correcto, accederemos al listado de personajes y partidas del usuario.</text:p>
          </table:table-cell>
          <table:covered-table-cell/>
          <table:covered-table-cell/>
        </table:table-row>
        <table:table-row table:style-name="Table1.10">
          <table:table-cell table:style-name="Table1.A2" table:number-rows-spanned="4" office:value-type="string">
            <text:p text:style-name="P49">HU4</text:p>
          </table:table-cell>
          <table:table-cell table:style-name="Table1.B2" table:number-rows-spanned="4" office:value-type="float" office:value="0">
            <text:p text:style-name="P49">Los usuarios registrados deben de poder acceder a las fichas de sus personajes y disponer de un CRUD.</text:p>
          </table:table-cell>
          <table:table-cell table:style-name="Table1.B2" office:value-type="float" office:value="0">
            <text:p text:style-name="P51"><text:span text:style-name="T5">HU4.</text:span><text:span text:style-name="T8">1: </text:span><text:span text:style-name="T4">D</text:span><text:span text:style-name="T5">esde la página del listado de personajes </text:span><text:span text:style-name="T8">veremos todos nuestros personajes</text:span><text:span text:style-name="T5">.</text:span></text:p>
          </table:table-cell>
          <table:table-cell table:style-name="Table1.B2" table:number-rows-spanned="4" office:value-type="float" office:value="0">
            <text:p text:style-name="P54">En caso de que alguna operación con la base de datos no se llegue a efectuar, se mostrará un error al usuario y volveráa la página del listado de personajes.</text:p>
          </table:table-cell>
          <table:table-cell table:style-name="Table1.E2" table:number-rows-spanned="4" office:value-type="float" office:value="0">
            <text:p text:style-name="P54">Alta</text:p>
          </table:table-cell>
        </table:table-row>
        <table:table-row table:style-name="Table1.11">
          <table:covered-table-cell/>
          <table:covered-table-cell/>
          <table:table-cell table:style-name="Table1.B3" office:value-type="float" office:value="0">
            <text:p text:style-name="P55"><text:span text:style-name="T27">HU4.</text:span><text:span text:style-name="T26">2: <text:s/></text:span>Cuando pulsemos el botón de borrar, se borrará el personaje.</text:p>
          </table:table-cell>
          <table:covered-table-cell/>
          <table:covered-table-cell/>
        </table:table-row>
        <table:table-row table:style-name="Table1.12">
          <table:covered-table-cell/>
          <table:covered-table-cell/>
          <table:table-cell table:style-name="Table1.B2" office:value-type="float" office:value="0">
            <text:p text:style-name="P55"><text:span text:style-name="T27">HU4.</text:span><text:span text:style-name="T26">3: </text:span>Cuando pulsemos el botón de editar, accederemos a la página de creación de personaje pero con los campos completados con los valores actuales para que el usuario los pueda modificar.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table-cell table:style-name="Table1.B3" office:value-type="float" office:value="0">
            <text:p text:style-name="P51"><text:span text:style-name="T27">HU4.</text:span><text:span text:style-name="T26">4: <text:s/></text:span>Al pulsar el botón de nuevo personaje accederemos a la página de creación de personaje (como en HU2).</text:p>
          </table:table-cell>
          <table:covered-table-cell/>
          <table:covered-table-cell/>
        </table:table-row>
        <table:table-row table:style-name="Table1.12">
          <table:table-cell table:style-name="Table1.A2" table:number-rows-spanned="3" office:value-type="string">
            <text:p text:style-name="P54">HU<text:span text:style-name="T28">4.</text:span>5</text:p>
          </table:table-cell>
          <table:table-cell table:style-name="Table1.B2" table:number-rows-spanned="3" office:value-type="float" office:value="0">
            <text:p text:style-name="P52"><text:span text:style-name="T5">Los usuarios registrados deben de poder </text:span><text:span text:style-name="T6">vincular sus personajes a partidas ya existentes.</text:span></text:p>
          </table:table-cell>
          <table:table-cell table:style-name="Table1.B2" office:value-type="float" office:value="0">
            <text:p text:style-name="P54">Cuando veamos el listado de personajes saldrá un botón de unirse a partida al lado de cada personaje o en caso de que ya esté vinculado a una, un botón para desvincularse.</text:p>
          </table:table-cell>
          <table:table-cell table:style-name="Table1.B2" table:number-rows-spanned="3" office:value-type="float" office:value="0">
            <text:p text:style-name="P54">En caso de que el código introducido no pertenezca a ninguna partida, se mostrará un mensaje de error.</text:p>
          </table:table-cell>
          <table:table-cell table:style-name="Table1.E2" table:number-rows-spanned="3" office:value-type="float" office:value="0">
            <text:p text:style-name="P54">Media</text:p>
          </table:table-cell>
        </table:table-row>
        <table:table-row table:style-name="Table1.15">
          <table:covered-table-cell/>
          <table:covered-table-cell/>
          <table:table-cell table:style-name="Table1.B3" office:value-type="float" office:value="0">
            <text:p text:style-name="P54">Al pulsar el botón <text:soft-page-break/>de vinculado, se requerirá el código de la partida.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table-cell table:style-name="Table1.B2" office:value-type="float" office:value="0">
            <text:p text:style-name="P54">Al pulsar el código de desvinculado se dejará al personaje sin pertenecer a una partida.</text:p>
          </table:table-cell>
          <table:covered-table-cell/>
          <table:covered-table-cell/>
        </table:table-row>
        <table:table-row table:style-name="Table1.17">
          <table:table-cell table:style-name="Table1.A3" table:number-rows-spanned="3" office:value-type="string">
            <text:p text:style-name="P54">HU6</text:p>
          </table:table-cell>
          <table:table-cell table:style-name="Table1.B3" table:number-rows-spanned="3" office:value-type="float" office:value="0">
            <text:p text:style-name="P50">Los usuarios registrados deben de poder acceder a las fichas de sus p<text:span text:style-name="T9">artidas</text:span> y disponer de un CRUD.</text:p>
          </table:table-cell>
          <table:table-cell table:style-name="Table1.B3" office:value-type="float" office:value="0">
            <text:p text:style-name="P53"><text:span text:style-name="T26">HU6.1: </text:span><text:span text:style-name="T4">D</text:span><text:span text:style-name="T5">esde la página del listado de </text:span><text:span text:style-name="T7">partidas</text:span><text:span text:style-name="T5"> saldrá la opción de acceder a cada un</text:span><text:span text:style-name="T7">a</text:span><text:span text:style-name="T5"> de est</text:span><text:span text:style-name="T7">as</text:span><text:span text:style-name="T5"> para </text:span><text:span text:style-name="T7">verlas</text:span><text:span text:style-name="T5">.</text:span></text:p>
          </table:table-cell>
          <table:table-cell table:style-name="Table1.B3" table:number-rows-spanned="3">
            <text:p text:style-name="P56"/>
          </table:table-cell>
          <table:table-cell table:style-name="Table1.E3" table:number-rows-spanned="3" office:value-type="float" office:value="0">
            <text:p text:style-name="P58">Alta</text:p>
          </table:table-cell>
        </table:table-row>
        <table:table-row table:style-name="Table1.17">
          <table:covered-table-cell/>
          <table:covered-table-cell/>
          <table:table-cell table:style-name="Table1.B2" office:value-type="float" office:value="0">
            <text:p text:style-name="P57"><text:span text:style-name="T26">HU 6.2 </text:span><text:span text:style-name="T28">(3)</text:span><text:span text:style-name="T26">:</text:span>Los botones de borrado y edición solo aparecerán si el usuario es el creador de esa partida.</text:p>
          </table:table-cell>
          <table:covered-table-cell/>
          <table:covered-table-cell/>
        </table:table-row>
        <table:table-row table:style-name="Table1.19">
          <table:covered-table-cell/>
          <table:covered-table-cell/>
          <table:table-cell table:style-name="Table1.B3" office:value-type="float" office:value="0">
            <text:p text:style-name="P53"><text:span text:style-name="T6">Al pulsar el botón de nuev</text:span><text:span text:style-name="T7">a</text:span><text:span text:style-name="T6"> </text:span><text:span text:style-name="T7">partida</text:span><text:span text:style-name="T6"> accederemos a la página de creación de </text:span><text:span text:style-name="T7">partidas</text:span><text:span text:style-name="T6">. </text:span><text:span text:style-name="T10">Una vez terminada la creación, se nos proporcionará el código de la partida.</text:span></text:p>
          </table:table-cell>
          <table:covered-table-cell/>
          <table:covered-table-cell/>
        </table:table-row>
        <table:table-row table:style-name="Table1.20">
          <table:table-cell table:style-name="Table1.A2" table:number-rows-spanned="3" office:value-type="string">
            <text:p text:style-name="P54">HU7</text:p>
          </table:table-cell>
          <table:table-cell table:style-name="Table1.B2" table:number-rows-spanned="3" office:value-type="float" office:value="0">
            <text:p text:style-name="P58">Los usuarios registrados deben de poder crear stories para sus partidas.</text:p>
          </table:table-cell>
          <table:table-cell table:style-name="Table1.C20" office:value-type="string">
            <text:p text:style-name="P58"><text:span text:style-name="T29">HU7.1 (.2): </text:span>Una vez dentro de una partida, cualquier usuario que posea un personaje que pertenezca a la misma podrá crear una storie, y subir al servidor un archivo en ella.</text:p>
          </table:table-cell>
          <table:table-cell table:style-name="Table1.B2" table:number-rows-spanned="3" office:value-type="float" office:value="0">
            <text:p text:style-name="P58">En caso de que el archivo a adjuntar sea más grande que lo permitido por el servidor o sea un tipo de archivo no permitido, saldrá un mensaje de error.</text:p>
          </table:table-cell>
          <table:table-cell table:style-name="Table1.E2" table:number-rows-spanned="3" office:value-type="float" office:value="0">
            <text:p text:style-name="P60">Media</text:p>
          </table:table-cell>
        </table:table-row>
        <table:table-row table:style-name="Table1.21">
          <table:covered-table-cell/>
          <table:covered-table-cell/>
          <table:table-cell table:style-name="Table1.B3" office:value-type="float" office:value="0">
            <text:p text:style-name="P59">Al pulsar el botón de crear nueva storie, accederemos a un formulario en el que se <text:soft-page-break/>rellenararán los campos.</text:p>
          </table:table-cell>
          <table:covered-table-cell/>
          <table:covered-table-cell/>
        </table:table-row>
        <table:table-row table:style-name="Table1.21">
          <table:covered-table-cell/>
          <table:covered-table-cell/>
          <table:table-cell table:style-name="Table1.B2" office:value-type="float" office:value="0">
            <text:p text:style-name="P59">En el formulario anteriormente comentado en esta HU, aparecerá un botón para subir archivo.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1">HU8</text:p>
          </table:table-cell>
          <table:table-cell table:style-name="Table1.B3" office:value-type="float" office:value="0">
            <text:p text:style-name="P60">Como usuario registrado quiero ver todo el contenido de una partida.</text:p>
          </table:table-cell>
          <table:table-cell table:style-name="Table1.C23" office:value-type="string">
            <text:p text:style-name="P60"><text:span text:style-name="T29">HU 8.1(.2): </text:span>En el listado de partidas de usuario se podrá acceder a las mismas y ver la ficha de la partida completa, con todas sus stories y personajes agregados.</text:p>
          </table:table-cell>
          <table:table-cell table:style-name="Table1.B3">
            <text:p text:style-name="P47"/>
          </table:table-cell>
          <table:table-cell table:style-name="Table1.E3" office:value-type="float" office:value="0">
            <text:p text:style-name="P60">Alta</text:p>
          </table:table-cell>
        </table:table-row>
        <table:table-row table:style-name="Table1.1">
          <table:table-cell table:style-name="Table1.A2" office:value-type="string">
            <text:p text:style-name="P60">HU9</text:p>
          </table:table-cell>
          <table:table-cell table:style-name="Table1.B2" office:value-type="float" office:value="0">
            <text:p text:style-name="P60">Como usuario registrado debo poder hacer logout.</text:p>
          </table:table-cell>
          <table:table-cell table:style-name="Table1.B2" office:value-type="float" office:value="0">
            <text:p text:style-name="P60">En el header del sitio, si estamos logeados, aparecerá un botón de logout.</text:p>
            <text:p text:style-name="P60">Este botón borrará la sesión y nos lanzará a la pantalla de home.</text:p>
          </table:table-cell>
          <table:table-cell table:style-name="Table1.B2">
            <text:p text:style-name="P47"/>
          </table:table-cell>
          <table:table-cell table:style-name="Table1.E2" office:value-type="float" office:value="0">
            <text:p text:style-name="P60">Media</text:p>
          </table:table-cell>
        </table:table-row>
        <table:table-row table:style-name="Table1.2">
          <table:table-cell table:style-name="Table1.A3" table:number-rows-spanned="2" office:value-type="string">
            <text:p text:style-name="P60">HU10</text:p>
          </table:table-cell>
          <table:table-cell table:style-name="Table1.B3" table:number-rows-spanned="2" office:value-type="float" office:value="0">
            <text:p text:style-name="P60">Como admin quiero poder acceder a un CRUD Básico de todas las entidades de la aplicación, incluidos los usuarios.</text:p>
          </table:table-cell>
          <table:table-cell table:style-name="Table1.B3" office:value-type="float" office:value="0">
            <text:p text:style-name="P60">Si el usuario que haga login es un administrador del sitio, aparecerá un botón en el header para ir a la zona de administración.</text:p>
          </table:table-cell>
          <table:table-cell table:style-name="Table1.B3" table:number-rows-spanned="2" office:value-type="float" office:value="0">
            <text:p text:style-name="P60">En caso de fallo en la base de datos o intento de borrado de filas que sean claves ajenas de otras tablas, se mostrarán mensajes de error.</text:p>
          </table:table-cell>
          <table:table-cell table:style-name="Table1.E3" table:number-rows-spanned="2" office:value-type="float" office:value="0">
            <text:p text:style-name="P60">Baja</text:p>
          </table:table-cell>
        </table:table-row>
        <table:table-row table:style-name="Table1.2">
          <table:covered-table-cell/>
          <table:covered-table-cell/>
          <table:table-cell table:style-name="Table1.B2" office:value-type="float" office:value="0">
            <text:p text:style-name="P60">Una vez pulsado el botón accederemos a un menú en el que podremos visualizar las distintas tablas y modificarlas.</text:p>
          </table:table-cell>
          <table:covered-table-cell/>
          <table:covered-table-cell/>
        </table:table-row>
        <table:table-row table:style-name="Table1.1">
          <table:table-cell table:style-name="Table1.A27" office:value-type="string">
            <text:p text:style-name="P62"/>
          </table:table-cell>
          <table:table-cell table:style-name="Table1.B27">
            <text:p text:style-name="P62"/>
          </table:table-cell>
          <table:table-cell table:style-name="Table1.B27">
            <text:p text:style-name="P62"/>
          </table:table-cell>
          <table:table-cell table:style-name="Table1.B27">
            <text:p text:style-name="P63"/>
          </table:table-cell>
          <table:table-cell table:style-name="Table1.E27">
            <text:p text:style-name="P6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0"><text:span text:style-name="T24">3.2 </text:span>Tareas</text:p>
      <text:p text:style-name="P18"><text:soft-page-break/></text:p>
      <table:table table:name="Table2" table:style-name="Table2" table:template-name="Box List Green">
        <table:table-column table:style-name="Table2.A" table:number-columns-repeated="3"/>
        <table:table-row table:style-name="Table2.1">
          <table:table-cell table:style-name="Table2.A1" office:value-type="string">
            <text:p text:style-name="P17"/>
            <text:p text:style-name="P17">Código</text:p>
            <text:p text:style-name="P17"/>
            <text:p text:style-name="P17"/>
          </table:table-cell>
          <table:table-cell table:style-name="Table2.B1" office:value-type="string">
            <text:p text:style-name="P17"/>
            <text:p text:style-name="P17">Descripción</text:p>
          </table:table-cell>
          <table:table-cell table:style-name="Table2.C1" office:value-type="string">
            <text:p text:style-name="P17"/>
            <text:p text:style-name="P17">Duración</text:p>
          </table:table-cell>
        </table:table-row>
        <table:table-row>
          <table:table-cell table:style-name="Table2.C18" office:value-type="string">
            <text:p text:style-name="P7"/>
            <text:p text:style-name="P7">T1</text:p>
            <text:p text:style-name="P7"/>
          </table:table-cell>
          <table:table-cell table:style-name="Table2.C18" office:value-type="string">
            <text:p text:style-name="P1"/>
            <text:p text:style-name="P7">Creación de la propuesta de proyecto</text:p>
            <text:p text:style-name="P7"/>
          </table:table-cell>
          <table:table-cell table:style-name="Table2.C18" office:value-type="string">
            <text:p text:style-name="P1"/>
            <text:p text:style-name="P7">0.5 h</text:p>
          </table:table-cell>
        </table:table-row>
        <table:table-row>
          <table:table-cell table:style-name="Table2.C18" office:value-type="string">
            <text:p text:style-name="P1"/>
            <text:p text:style-name="P7">T2</text:p>
            <text:p text:style-name="P1"/>
          </table:table-cell>
          <table:table-cell table:style-name="Table2.C18" office:value-type="string">
            <text:p text:style-name="P1"/>
            <text:p text:style-name="P7">Descripción de objetivos e introdución/motivación de la aplicación.</text:p>
            <text:p text:style-name="P7"/>
          </table:table-cell>
          <table:table-cell table:style-name="Table2.C18" office:value-type="string">
            <text:p text:style-name="P1"/>
            <text:p text:style-name="P1"/>
            <text:p text:style-name="P7">0.5 h</text:p>
          </table:table-cell>
        </table:table-row>
        <table:table-row>
          <table:table-cell table:style-name="Table2.C18" office:value-type="string">
            <text:p text:style-name="P1"/>
            <text:p text:style-name="P7">T3</text:p>
            <text:p text:style-name="P1"/>
            <text:p text:style-name="P1"/>
          </table:table-cell>
          <table:table-cell table:style-name="Table2.C18" office:value-type="string">
            <text:p text:style-name="P1"/>
            <text:p text:style-name="P7">Documentación de acuerdo de proyecto</text:p>
          </table:table-cell>
          <table:table-cell table:style-name="Table2.C18" office:value-type="string">
            <text:p text:style-name="P1"/>
            <text:p text:style-name="P2"><text:span text:style-name="T22">5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4</text:p>
            <text:p text:style-name="P1"/>
            <text:p text:style-name="P1"/>
          </table:table-cell>
          <table:table-cell table:style-name="Table2.C18" office:value-type="string">
            <text:p text:style-name="P1"/>
            <text:p text:style-name="P7">Diagrama entidad relación</text:p>
          </table:table-cell>
          <table:table-cell table:style-name="Table2.C18" office:value-type="string">
            <text:p text:style-name="P1"/>
            <text:p text:style-name="P2"><text:span text:style-name="T22">4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5</text:p>
            <text:p text:style-name="P1"/>
          </table:table-cell>
          <table:table-cell table:style-name="Table2.C18" office:value-type="string">
            <text:p text:style-name="P1"/>
            <text:p text:style-name="P7">Paso a dibujo el diagrama E/R</text:p>
          </table:table-cell>
          <table:table-cell table:style-name="Table2.C18" office:value-type="string">
            <text:p text:style-name="P1"/>
            <text:p text:style-name="P2"><text:span text:style-name="T22">2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6</text:p>
            <text:p text:style-name="P1"/>
          </table:table-cell>
          <table:table-cell table:style-name="Table2.C18" office:value-type="string">
            <text:p text:style-name="P1"/>
            <text:p text:style-name="P7">Esquema relacional</text:p>
          </table:table-cell>
          <table:table-cell table:style-name="Table2.C18" office:value-type="string">
            <text:p text:style-name="P1"/>
            <text:p text:style-name="P2"><text:span text:style-name="T22">1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7</text:p>
            <text:p text:style-name="P1"/>
          </table:table-cell>
          <table:table-cell table:style-name="Table2.C18" office:value-type="string">
            <text:p text:style-name="P1"/>
            <text:p text:style-name="P7">Paso a dibujo el esquema relacional</text:p>
            <text:p text:style-name="P2"/>
          </table:table-cell>
          <table:table-cell table:style-name="Table2.C18" office:value-type="string">
            <text:p text:style-name="P7"/>
            <text:p text:style-name="P7">2 h</text:p>
          </table:table-cell>
        </table:table-row>
        <table:table-row>
          <table:table-cell table:style-name="Table2.C18" office:value-type="string">
            <text:p text:style-name="P1"/>
            <text:p text:style-name="P7">T8</text:p>
            <text:p text:style-name="P1"/>
          </table:table-cell>
          <table:table-cell table:style-name="Table2.C18" office:value-type="string">
            <text:p text:style-name="P1"/>
            <text:p text:style-name="P7">Diagrama de clases</text:p>
          </table:table-cell>
          <table:table-cell table:style-name="Table2.C18" office:value-type="string">
            <text:p text:style-name="P1"/>
            <text:p text:style-name="P7">2h</text:p>
          </table:table-cell>
        </table:table-row>
        <table:table-row>
          <table:table-cell table:style-name="Table2.C18" office:value-type="string">
            <text:p text:style-name="P1"/>
            <text:p text:style-name="P7">T9</text:p>
            <text:p text:style-name="P1"/>
          </table:table-cell>
          <table:table-cell table:style-name="Table2.C18" office:value-type="string">
            <text:p text:style-name="P1"/>
            <text:p text:style-name="P7">Paso a dibujo el diagrama de clases</text:p>
            <text:p text:style-name="P7"/>
          </table:table-cell>
          <table:table-cell table:style-name="Table2.C18" office:value-type="string">
            <text:p text:style-name="P1"/>
            <text:p text:style-name="P7">2 h</text:p>
          </table:table-cell>
        </table:table-row>
        <table:table-row>
          <table:table-cell table:style-name="Table2.C18" office:value-type="string">
            <text:p text:style-name="P1"/>
            <text:p text:style-name="P7">T10</text:p>
            <text:p text:style-name="P1"/>
          </table:table-cell>
          <table:table-cell table:style-name="Table2.C18" office:value-type="string">
            <text:p text:style-name="P1"/>
            <text:p text:style-name="P7">Diagrama de casos de uso</text:p>
          </table:table-cell>
          <table:table-cell table:style-name="Table2.C18" office:value-type="string">
            <text:p text:style-name="P7"/>
            <text:p text:style-name="P2"><text:span text:style-name="T22">3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11</text:p>
            <text:p text:style-name="P1"/>
          </table:table-cell>
          <table:table-cell table:style-name="Table2.C18" office:value-type="string">
            <text:p text:style-name="P1"/>
            <text:p text:style-name="P7">Paso a dibujo el diagrama de casos de uso</text:p>
            <text:p text:style-name="P7"/>
          </table:table-cell>
          <table:table-cell table:style-name="Table2.C18" office:value-type="string">
            <text:p text:style-name="P1"/>
            <text:p text:style-name="P2"><text:span text:style-name="T22">3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12</text:p>
            <text:p text:style-name="P1"/>
          </table:table-cell>
          <table:table-cell table:style-name="Table2.C18" office:value-type="string">
            <text:p text:style-name="P1"/>
            <text:p text:style-name="P7">Diseño de los mockups</text:p>
          </table:table-cell>
          <table:table-cell table:style-name="Table2.C18" office:value-type="string">
            <text:p text:style-name="P1"/>
            <text:p text:style-name="P2"><text:span text:style-name="T22">6</text:span><text:span text:style-name="T11"> h</text:span></text:p>
          </table:table-cell>
        </table:table-row>
        <table:table-row>
          <table:table-cell table:style-name="Table2.C18" office:value-type="string">
            <text:p text:style-name="P1"/>
            <text:p text:style-name="P7">T13 </text:p>
            <text:p text:style-name="P1"/>
          </table:table-cell>
          <table:table-cell table:style-name="Table2.C18" office:value-type="string">
            <text:p text:style-name="P6"/>
            <text:p text:style-name="P7">Diseño de la interfaz gráfica</text:p>
          </table:table-cell>
          <table:table-cell table:style-name="Table2.C18" office:value-type="string">
            <text:p text:style-name="P1"/>
            <text:p text:style-name="P2"><text:span text:style-name="T22">20</text:span><text:span text:style-name="T11"> h</text:span></text:p>
          </table:table-cell>
        </table:table-row>
        <text:soft-page-break/>
        <table:table-row>
          <table:table-cell table:style-name="Table2.C18" office:value-type="string">
            <text:p text:style-name="P7"/>
            <text:p text:style-name="P7">T14</text:p>
            <text:p text:style-name="P7"/>
          </table:table-cell>
          <table:table-cell table:style-name="Table2.C18" office:value-type="string">
            <text:p text:style-name="P1"/>
            <text:p text:style-name="P8">Modificaciones al diagrama E/R</text:p>
          </table:table-cell>
          <table:table-cell table:style-name="Table2.C18" office:value-type="string">
            <text:p text:style-name="P1"/>
            <text:p text:style-name="P8">1 h</text:p>
          </table:table-cell>
        </table:table-row>
        <table:table-row>
          <table:table-cell table:style-name="Table2.C18" office:value-type="string">
            <text:p text:style-name="P1"/>
            <text:p text:style-name="P8">T15</text:p>
            <text:p text:style-name="P1"/>
          </table:table-cell>
          <table:table-cell table:style-name="Table2.C18" office:value-type="string">
            <text:p text:style-name="P1"/>
            <text:p text:style-name="P8">Scripts sql</text:p>
          </table:table-cell>
          <table:table-cell table:style-name="Table2.C18" office:value-type="string">
            <text:p text:style-name="P1"/>
            <text:p text:style-name="P8">3 h</text:p>
          </table:table-cell>
        </table:table-row>
        <table:table-row>
          <table:table-cell table:style-name="Table2.C18" office:value-type="string">
            <text:p text:style-name="P1"/>
            <text:p text:style-name="P8">T16</text:p>
            <text:p text:style-name="P1"/>
          </table:table-cell>
          <table:table-cell table:style-name="Table2.C18" office:value-type="string">
            <text:p text:style-name="P1"/>
            <text:p text:style-name="P8">Conexión de la UI con el backend y la bdd.</text:p>
            <text:p text:style-name="P8"/>
          </table:table-cell>
          <table:table-cell table:style-name="Table2.C18" office:value-type="string">
            <text:p text:style-name="P1"/>
            <text:p text:style-name="P3"><text:span text:style-name="T23">15</text:span><text:span text:style-name="T12"> h</text:span></text:p>
          </table:table-cell>
        </table:table-row>
        <table:table-row>
          <table:table-cell table:style-name="Table2.C18" office:value-type="string">
            <text:p text:style-name="P1"/>
            <text:p text:style-name="P8">T17</text:p>
            <text:p text:style-name="P1"/>
          </table:table-cell>
          <table:table-cell table:style-name="Table2.C18" office:value-type="string">
            <text:p text:style-name="P1"/>
            <text:p text:style-name="P8">Creación de la documentación y del manual de la aplicación.</text:p>
            <text:p text:style-name="P8"/>
          </table:table-cell>
          <table:table-cell table:style-name="Table2.C18" office:value-type="string">
            <text:p text:style-name="P1"/>
            <text:p text:style-name="P3"><text:span text:style-name="T22">10</text:span><text:span text:style-name="T12"> h</text:span></text:p>
          </table:table-cell>
        </table:table-row>
      </table:table>
      <text:p text:style-name="P23"/>
      <text:p text:style-name="P23"/>
      <text:p text:style-name="P23"/>
      <text:p text:style-name="P33"><text:span text:style-name="T24">3.3 </text:span>Metodología</text:p>
      <text:p text:style-name="P28"/>
      <text:p text:style-name="P29">La metodología a seguir para la realización de este proyecto va a estar basada en una metodología ágil.</text:p>
      <text:p text:style-name="P29"/>
      <text:p text:style-name="P29">1ª fase: Analisis de las tareas a desarrollar y generación de los primeros esquemas (Entidad/Relacion, diagrama de casos de uso y mockups). Desdeel momento en que se crea la carpeta donde alojo todos los archivos de mi proyecto se crea un directorio git donde guardo los cambios que hago y los subo periodicamente a mi gitHub.</text:p>
      <text:p text:style-name="P29"/>
      <text:p text:style-name="P29">2ª fase: Implementación del primer Sprint, es decir generación de la User Interface tomando como base los mockups y los diagramas comentados anteriormente. </text:p>
      <text:p text:style-name="P29"/>
      <text:p text:style-name="P29">3ª fase: Generación de la base de datos a través de Scripts y conexión con la User Interface. Es decir, implementación del Backend.</text:p>
      <text:p text:style-name="P29"/>
      <text:p text:style-name="P29">4ª fase: Pruebas y entrega al cliente.</text:p>
      <text:p text:style-name="P23"/>
      <text:p text:style-name="P23"/>
      <text:p text:style-name="P23"/>
      <text:p text:style-name="P23"/>
      <text:p text:style-name="P34"><text:span text:style-name="T24">3.4 </text:span>Hitos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/>
            <text:p text:style-name="P15">Código</text:p>
            <text:p text:style-name="P1"/>
          </table:table-cell>
          <table:table-cell table:style-name="Table4.A1" office:value-type="string">
            <text:p text:style-name="P1"/>
            <text:p text:style-name="P15">Descripción</text:p>
          </table:table-cell>
          <table:table-cell table:style-name="Table4.A1" office:value-type="string">
            <text:p text:style-name="P1"/>
            <text:p text:style-name="P15">Fecha objetivo</text:p>
          </table:table-cell>
        </table:table-row>
        <table:table-row>
          <table:table-cell table:style-name="Table4.A1" office:value-type="string">
            <text:p text:style-name="P1"/>
            <text:p text:style-name="P15">H1</text:p>
            <text:p text:style-name="P1"/>
          </table:table-cell>
          <table:table-cell table:style-name="Table4.A1" office:value-type="string">
            <text:p text:style-name="P1"/>
            <text:p text:style-name="P15">Propuesta de proyecto</text:p>
          </table:table-cell>
          <table:table-cell table:style-name="Table4.A1" office:value-type="string">
            <text:p text:style-name="P1"/>
            <text:p text:style-name="P15">31/10/2020</text:p>
          </table:table-cell>
        </table:table-row>
        <table:table-row>
          <table:table-cell table:style-name="Table4.A1" office:value-type="string">
            <text:p text:style-name="P1"/>
            <text:p text:style-name="P15">H2</text:p>
            <text:p text:style-name="P1"/>
          </table:table-cell>
          <table:table-cell table:style-name="Table4.A1" office:value-type="string">
            <text:p text:style-name="P1"/>
            <text:p text:style-name="P15">Objetivo y contextualización de la aplicación</text:p>
            <text:p text:style-name="P15"/>
          </table:table-cell>
          <table:table-cell table:style-name="Table4.A1" office:value-type="string">
            <text:p text:style-name="P14"/>
            <text:p text:style-name="P15">8/11/2020</text:p>
          </table:table-cell>
        </table:table-row>
        <table:table-row>
          <table:table-cell table:style-name="Table4.A1" office:value-type="string">
            <text:p text:style-name="P1"/>
            <text:p text:style-name="P15">H3</text:p>
          </table:table-cell>
          <table:table-cell table:style-name="Table4.A1" office:value-type="string">
            <text:p text:style-name="P1"/>
            <text:p text:style-name="P15">Documento de acuerdo de <text:soft-page-break/>proyecto y tareas asociadas.</text:p>
            <text:p text:style-name="P15"/>
            <text:p text:style-name="P15"/>
          </table:table-cell>
          <table:table-cell table:style-name="Table4.A1" office:value-type="string">
            <text:p text:style-name="P15"/>
            <text:p text:style-name="P15"/>
            <text:p text:style-name="P15"><text:soft-page-break/>15/11/2020</text:p>
            <text:p text:style-name="P15"/>
          </table:table-cell>
        </table:table-row>
        <table:table-row>
          <table:table-cell table:style-name="Table4.A1" office:value-type="string">
            <text:p text:style-name="P1"/>
            <text:p text:style-name="P15">H4</text:p>
            <text:p text:style-name="P1"/>
          </table:table-cell>
          <table:table-cell table:style-name="Table4.A1" office:value-type="string">
            <text:p text:style-name="P1"/>
            <text:p text:style-name="P15">Análisis y diseño del primer sprint</text:p>
            <text:p text:style-name="P15"/>
          </table:table-cell>
          <table:table-cell table:style-name="Table4.A1" office:value-type="string">
            <text:p text:style-name="P15"/>
            <text:p text:style-name="P15">22/11/2020</text:p>
          </table:table-cell>
        </table:table-row>
        <table:table-row>
          <table:table-cell table:style-name="Table4.A1" office:value-type="string">
            <text:p text:style-name="P1"/>
            <text:p text:style-name="P15">H5</text:p>
            <text:p text:style-name="P1"/>
          </table:table-cell>
          <table:table-cell table:style-name="Table4.A1" office:value-type="string">
            <text:p text:style-name="P1"/>
            <text:p text:style-name="P15">Implementación del primer sprint (User Interface)</text:p>
            <text:p text:style-name="P15"/>
          </table:table-cell>
          <table:table-cell table:style-name="Table4.A1" office:value-type="string">
            <text:p text:style-name="P1"/>
            <text:p text:style-name="P15">29/11/2020</text:p>
          </table:table-cell>
        </table:table-row>
        <table:table-row>
          <table:table-cell table:style-name="Table4.A1" office:value-type="string">
            <text:p text:style-name="P1"/>
            <text:p text:style-name="P15">H6</text:p>
            <text:p text:style-name="P1"/>
          </table:table-cell>
          <table:table-cell table:style-name="Table4.A1" office:value-type="string">
            <text:p text:style-name="P1"/>
            <text:p text:style-name="P15">Análisis y diseño del segundo sprint</text:p>
          </table:table-cell>
          <table:table-cell table:style-name="Table4.A1" office:value-type="string">
            <text:p text:style-name="P1"/>
            <text:p text:style-name="P15">06/12/2020</text:p>
          </table:table-cell>
        </table:table-row>
        <table:table-row>
          <table:table-cell table:style-name="Table4.A1" office:value-type="string">
            <text:p text:style-name="P1"/>
            <text:p text:style-name="P15">H7</text:p>
            <text:p text:style-name="P1"/>
          </table:table-cell>
          <table:table-cell table:style-name="Table4.A1" office:value-type="string">
            <text:p text:style-name="P1"/>
            <text:p text:style-name="P15">Implementación del segundo sprint (Backend)</text:p>
            <text:p text:style-name="P15"/>
          </table:table-cell>
          <table:table-cell table:style-name="Table4.A1" office:value-type="string">
            <text:p text:style-name="P1"/>
            <text:p text:style-name="P15">20/12/2020</text:p>
          </table:table-cell>
        </table:table-row>
        <table:table-row>
          <table:table-cell table:style-name="Table4.A1" office:value-type="string">
            <text:p text:style-name="P1"/>
            <text:p text:style-name="P15">H8</text:p>
            <text:p text:style-name="P1"/>
          </table:table-cell>
          <table:table-cell table:style-name="Table4.A1" office:value-type="string">
            <text:p text:style-name="P1"/>
            <text:p text:style-name="P15">Pulido y finalización de la documentación. Guía de instalación y manual</text:p>
          </table:table-cell>
          <table:table-cell table:style-name="Table4.A1" office:value-type="string">
            <text:p text:style-name="P1"/>
            <text:p text:style-name="P15">27/12/2020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31"><text:span text:style-name="T24">3.5 </text:span>Presupuesto</text:p>
      <text:p text:style-name="P19"/>
      <text:p text:style-name="P20">*<text:span text:style-name="T18">Gastos: </text:span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/>
            <text:p text:style-name="P9">Costes fijos</text:p>
            <text:p text:style-name="P9"/>
          </table:table-cell>
          <table:covered-table-cell/>
        </table:table-row>
        <table:table-row>
          <table:table-cell table:style-name="Table3.A1" office:value-type="string">
            <text:p text:style-name="P1"/>
            <text:p text:style-name="P9">Cuota de autónomos</text:p>
            <text:p text:style-name="P1"/>
          </table:table-cell>
          <table:table-cell table:style-name="Table3.A1" office:value-type="string">
            <text:p text:style-name="P1"/>
            <text:p text:style-name="P4"><text:span text:style-name="T13">76,6€ * </text:span><text:span text:style-name="T19">2</text:span><text:span text:style-name="T13"> = </text:span><text:span text:style-name="T15">153,2€</text:span></text:p>
          </table:table-cell>
        </table:table-row>
        <table:table-row>
          <table:table-cell table:style-name="Table3.A1" office:value-type="string">
            <text:p text:style-name="P1"/>
            <text:p text:style-name="P9">Gasto de luz</text:p>
            <text:p text:style-name="P1"/>
          </table:table-cell>
          <table:table-cell table:style-name="Table3.A1" office:value-type="string">
            <text:p text:style-name="P1"/>
            <text:p text:style-name="P4"><text:span text:style-name="T13">50€ * </text:span><text:span text:style-name="T19">2</text:span><text:span text:style-name="T13"> = </text:span><text:span text:style-name="T15">1</text:span><text:span text:style-name="T16">0</text:span><text:span text:style-name="T15">0€</text:span></text:p>
          </table:table-cell>
        </table:table-row>
        <table:table-row>
          <table:table-cell table:style-name="Table3.A1" office:value-type="string">
            <text:p text:style-name="P1"/>
            <text:p text:style-name="P11">Internet</text:p>
            <text:p text:style-name="P1"/>
          </table:table-cell>
          <table:table-cell table:style-name="Table3.A1" office:value-type="string">
            <text:p text:style-name="P1"/>
            <text:p text:style-name="P10">50€ * <text:span text:style-name="T19">2</text:span> = <text:span text:style-name="T14">1</text:span><text:span text:style-name="T16">0</text:span><text:span text:style-name="T14">0€</text:span></text:p>
          </table:table-cell>
        </table:table-row>
        <table:table-row>
          <table:table-cell table:style-name="Table3.A1" office:value-type="string">
            <text:p text:style-name="P1"/>
            <text:p text:style-name="P12">TOTAL</text:p>
            <text:p text:style-name="P1"/>
          </table:table-cell>
          <table:table-cell table:style-name="Table3.A1" office:value-type="string">
            <text:p text:style-name="P1"/>
            <text:p text:style-name="P13">353,2€</text:p>
          </table:table-cell>
        </table:table-row>
      </table:table>
      <text:p text:style-name="P19"/>
      <text:p text:style-name="P19"/>
      <text:p text:style-name="P20"/>
      <text:p text:style-name="P20">*<text:span text:style-name="T19">Ingresos:</text:span></text:p>
      <text:p text:style-name="P20"/>
      <text:p text:style-name="P22"><text:soft-page-break/><text:span text:style-name="T19">100 horas de trabajo * 20€ = </text:span><text:span text:style-name="T16">2000€</text:span></text:p>
      <text:p text:style-name="P24"/>
      <text:p text:style-name="P21"><text:span text:style-name="T14">*</text:span><text:span text:style-name="T20">Beneficios totales:</text:span></text:p>
      <text:p text:style-name="P27"/>
      <text:p text:style-name="P22"><text:span text:style-name="T21">2000€ - 353,2€ = </text:span><text:span text:style-name="T16">1</text:span><text:span text:style-name="T17">6</text:span><text:span text:style-name="T16">46,8€</text:span></text:p>
      <text:p text:style-name="P24"/>
      <text:p text:style-name="P32"><text:span text:style-name="T16">3.</text:span><text:span text:style-name="T20">6 Contrato</text:span></text:p>
      <text:p text:style-name="P39"/>
      <text:p text:style-name="P40">Ver anexo</text:p>
      <text:p text:style-name="P24"/>
      <text:p text:style-name="P24"/>
      <text:p text:style-name="P35"><text:span text:style-name="T24">3.7 </text:span><text:span text:style-name="T25">Análisis de riesgos</text:span></text:p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/>
            <text:p text:style-name="P26">Riesgos al desarrollar el proyecto</text:p>
            <text:p text:style-name="P1"/>
          </table:table-cell>
          <table:table-cell table:style-name="Table5.A1" office:value-type="string">
            <text:p text:style-name="P1"/>
            <text:p text:style-name="P26">Medidas tomadas para minimizar los riesgos</text:p>
            <text:p text:style-name="P41"/>
          </table:table-cell>
        </table:table-row>
        <table:table-row>
          <table:table-cell table:style-name="Table5.A1" office:value-type="string">
            <text:p text:style-name="P1"/>
            <text:p text:style-name="P41"/>
            <text:p text:style-name="P41">Perder parte del mismo por problemas con el hardware o software</text:p>
            <text:p text:style-name="P1"/>
          </table:table-cell>
          <table:table-cell table:style-name="Table5.A1" office:value-type="string">
            <text:p text:style-name="P1"/>
            <text:p text:style-name="P41">Llevar un seguimiento y subida constante de los cambios a GitHub así como generación de ramas alternativas si voy a llevar a cabo cambios experimentales</text:p>
            <text:p text:style-name="P41"/>
          </table:table-cell>
        </table:table-row>
        <table:table-row>
          <table:table-cell table:style-name="Table5.A1" office:value-type="string">
            <text:p text:style-name="P5"/>
            <text:p text:style-name="P41">No poder desarrollarlo en el tiempo estimado.</text:p>
            <text:p text:style-name="P5"/>
          </table:table-cell>
          <table:table-cell table:style-name="Table5.A1" office:value-type="string">
            <text:p text:style-name="P5"/>
            <text:p text:style-name="P41">Asignar en el contrato un tiempo flexible de un mes más a parte de la fecha de entrega acordada</text:p>
            <text:p text:style-name="P41"/>
          </table:table-cell>
        </table:table-row>
        <table:table-row>
          <table:table-cell table:style-name="Table5.A1" office:value-type="string">
            <text:p text:style-name="P1"/>
            <text:p text:style-name="P41">Quedarme bloqueado en alguna de las funcionalidades</text:p>
            <text:p text:style-name="P1"/>
          </table:table-cell>
          <table:table-cell table:style-name="Table5.A1" office:value-type="string">
            <text:p text:style-name="P5"/>
            <text:p text:style-name="P42">No desarrollar el proyecto de manera lineal así como la consulta a compañeros y otros profesionales o consulta de documentación del software utilizado</text:p>
            <text:p text:style-name="P42"/>
          </table:table-cell>
        </table:table-row>
        <table:table-row>
          <table:table-cell table:style-name="Table5.A1" office:value-type="string">
            <text:p text:style-name="P41"/>
            <text:p text:style-name="P41"/>
            <text:p text:style-name="P41">No ajustarme a los criterios que pide al cliente</text:p>
          </table:table-cell>
          <table:table-cell table:style-name="Table5.A1" office:value-type="string">
            <text:p text:style-name="P42"/>
            <text:p text:style-name="P42">Establecer los diagramas de casos de uso y las historia de usuario con lo que se me pide para ver que todas las funcionalidades están cubiertas.</text:p>
            <text:p text:style-name="P42"/>
            <text:p text:style-name="P42"/>
          </table:table-cell>
        </table:table-row>
      </table:table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0:51:52.535851403</meta:creation-date>
    <dc:date>2020-11-28T11:41:21.344073355</dc:date>
    <meta:editing-duration>PT1H9M9S</meta:editing-duration>
    <meta:editing-cycles>9</meta:editing-cycles>
    <meta:generator>LibreOffice/6.4.6.2$Linux_X86_64 LibreOffice_project/40$Build-2</meta:generator>
    <meta:document-statistic meta:table-count="5" meta:image-count="0" meta:object-count="0" meta:page-count="8" meta:paragraph-count="187" meta:word-count="1368" meta:character-count="7680" meta:non-whitespace-character-count="6494"/>
  </office:meta>
</office:document-meta>
</file>